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2.302cm" svg:height="12.544cm" svg:x="0.313cm" svg:y="4.51cm">
            <draw:object draw:notify-on-update-of-ranges="Tabelle1.B4:Tabelle1.B5 Tabelle1.C3:Tabelle1.C3 Tabelle1.C4:Tabelle1.C5 Tabelle1.D3:Tabelle1.D3 Tabelle1.D4:Tabelle1.D5 Tabelle1.E3:Tabelle1.E3 Tabelle1.E4:Tabelle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6cm" svg:height="8.999cm" svg:x="32.263cm" svg:y="5.551cm">
            <draw:object draw:notify-on-update-of-ranges="Tabelle1.H4:Tabelle1.H5 Tabelle1.L4:Tabelle1.L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.6cm" svg:height="8.999cm" svg:x="24.529cm" svg:y="5.26cm">
            <draw:object draw:notify-on-update-of-ranges="Tabelle1.H4:Tabelle1.H5 Tabelle1.I4:Tabelle1.I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.6cm" svg:height="8.999cm" svg:x="40.28cm" svg:y="5.606cm">
            <draw:object draw:notify-on-update-of-ranges="Tabelle1.H4:Tabelle1.H5 Tabelle1.O4:Tabelle1.O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2.3cm" svg:height="12.54cm" svg:x="14.356cm" svg:y="16.808cm">
            <draw:object draw:notify-on-update-of-ranges="Tabelle1.B46:Tabelle1.B48 Tabelle1.C45:Tabelle1.C45 Tabelle1.C46:Tabelle1.C48 Tabelle1.D45:Tabelle1.D45 Tabelle1.D46:Tabelle1.D48 Tabelle1.E45:Tabelle1.E45 Tabelle1.E46:Tabelle1.E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2.3cm" svg:height="12.54cm" svg:x="22.429cm" svg:y="31.083cm">
            <draw:object draw:notify-on-update-of-ranges="Tabelle1.B70:Tabelle1.B71 Tabelle1.C69:Tabelle1.C69 Tabelle1.C70:Tabelle1.C71 Tabelle1.D69:Tabelle1.D69 Tabelle1.D70:Tabelle1.D71 Tabelle1.E69:Tabelle1.E69 Tabelle1.E70:Tabelle1.E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9.811cm" svg:height="11.143cm" svg:x="14.733cm" svg:y="44.199cm">
            <draw:object draw:notify-on-update-of-ranges="Tabelle1.B105:Tabelle1.B115 Tabelle1.D105:Tabelle1.D1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9.81cm" svg:height="11.14cm" svg:x="14.872cm" svg:y="55.88cm">
            <draw:object draw:notify-on-update-of-ranges="Tabelle1.B127:Tabelle1.B138 Tabelle1.D127:Tabelle1.D13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9.81cm" svg:height="11.14cm" svg:x="14.789cm" svg:y="67.648cm">
            <draw:object draw:notify-on-update-of-ranges="Tabelle1.B154:Tabelle1.B165 Tabelle1.D154:Tabelle1.D16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14.861cm" svg:y="79.469cm">
            <draw:object draw:notify-on-update-of-ranges="Tabelle1.B182:Tabelle1.B184 Tabelle1.C182:Tabelle1.C18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4" table:number-rows-spanned="1">
            <text:p>Allgemeine Infos zu allen Binaries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help</text:p>
          </table:table-cell>
          <table:table-cell office:value-type="string" calcext:value-type="string">
            <text:p>--version</text:p>
          </table:table-cell>
          <table:table-cell office:value-type="string" calcext:value-type="string">
            <text:p>-?</text:p>
          </table:table-cell>
          <table:table-cell table:number-columns-repeated="2"/>
          <table:table-cell office:value-type="string" calcext:value-type="string" table:number-columns-spanned="2" table:number-rows-spanned="1">
            <text:p>--help</text:p>
          </table:table-cell>
          <table:covered-table-cell/>
          <table:table-cell/>
          <table:table-cell office:value-type="string" calcext:value-type="string" table:number-columns-spanned="2" table:number-rows-spanned="1">
            <text:p>--version</text:p>
          </table:table-cell>
          <table:covered-table-cell/>
          <table:table-cell/>
          <table:table-cell office:value-type="string" calcext:value-type="string" table:number-columns-spanned="2" table:number-rows-spanned="1">
            <text:p>-?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ilfeseite</text:p>
          </table:table-cell>
          <table:table-cell table:style-name="ce1" office:value-type="percentage" office:value="0.278" calcext:value-type="percentage">
            <text:p>27,80 %</text:p>
          </table:table-cell>
          <table:table-cell table:style-name="ce1" office:value-type="percentage" office:value="0.1998" calcext:value-type="percentage">
            <text:p>19,98 %</text:p>
          </table:table-cell>
          <table:table-cell table:style-name="ce1" office:value-type="percentage" office:value="0.2163" calcext:value-type="percentage">
            <text:p>21,63 %</text:p>
          </table:table-cell>
          <table:table-cell table:number-columns-repeated="2"/>
          <table:table-cell office:value-type="string" calcext:value-type="string">
            <text:p>Gescheitert</text:p>
          </table:table-cell>
          <table:table-cell table:style-name="ce1" office:value-type="percentage" office:value="0.5565" calcext:value-type="percentage">
            <text:p>55,65 %</text:p>
          </table:table-cell>
          <table:table-cell/>
          <table:table-cell office:value-type="string" calcext:value-type="string">
            <text:p>Gescheitert</text:p>
          </table:table-cell>
          <table:table-cell table:style-name="ce1" office:value-type="percentage" office:value="0.5276" calcext:value-type="percentage">
            <text:p>52,76 %</text:p>
          </table:table-cell>
          <table:table-cell/>
          <table:table-cell office:value-type="string" calcext:value-type="string">
            <text:p>Gescheitert</text:p>
          </table:table-cell>
          <table:table-cell table:style-name="ce1" office:value-type="percentage" office:value="0.5287" calcext:value-type="percentage">
            <text:p>52,87 %</text:p>
          </table:table-cell>
        </table:table-row>
        <table:table-row table:style-name="ro1">
          <table:table-cell/>
          <table:table-cell office:value-type="string" calcext:value-type="string">
            <text:p>Versionsnummer</text:p>
          </table:table-cell>
          <table:table-cell table:style-name="ce1" office:value-type="percentage" office:value="0.2138" calcext:value-type="percentage">
            <text:p>21,38 %</text:p>
          </table:table-cell>
          <table:table-cell table:style-name="ce1" office:value-type="percentage" office:value="0.1837" calcext:value-type="percentage">
            <text:p>18,37 %</text:p>
          </table:table-cell>
          <table:table-cell table:style-name="ce1" office:value-type="percentage" office:value="0.1652" calcext:value-type="percentage">
            <text:p>16,52 %</text:p>
          </table:table-cell>
          <table:table-cell table:number-columns-repeated="2"/>
          <table:table-cell office:value-type="string" calcext:value-type="string">
            <text:p>Erfolgreich</text:p>
          </table:table-cell>
          <table:table-cell table:style-name="ce1" office:value-type="percentage" office:value="0.4435" calcext:value-type="percentage">
            <text:p>44,35 %</text:p>
          </table:table-cell>
          <table:table-cell/>
          <table:table-cell office:value-type="string" calcext:value-type="string">
            <text:p>Erfolgreich</text:p>
          </table:table-cell>
          <table:table-cell table:style-name="ce1" office:value-type="percentage" office:value="0.4724" calcext:value-type="percentage">
            <text:p>47,24 %</text:p>
          </table:table-cell>
          <table:table-cell/>
          <table:table-cell office:value-type="string" calcext:value-type="string">
            <text:p>Erfolgreich</text:p>
          </table:table-cell>
          <table:table-cell table:style-name="ce1" office:value-type="percentage" office:value="0.4713" calcext:value-type="percentage">
            <text:p>47,13 %</text:p>
          </table:table-cell>
        </table:table-row>
        <table:table-row table:style-name="ro1" table:number-rows-repeated="38"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4" table:number-rows-spanned="1">
            <text:p>Infos zu erfolgreichen Emulatione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help</text:p>
          </table:table-cell>
          <table:table-cell office:value-type="string" calcext:value-type="string">
            <text:p>--version</text:p>
          </table:table-cell>
          <table:table-cell office:value-type="string" calcext:value-type="string">
            <text:p>-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lfeseite</text:p>
          </table:table-cell>
          <table:table-cell table:style-name="ce1" office:value-type="percentage" office:value="0.5648" calcext:value-type="percentage">
            <text:p>56,48 %</text:p>
          </table:table-cell>
          <table:table-cell table:style-name="ce1" office:value-type="percentage" office:value="0.3726" calcext:value-type="percentage">
            <text:p>37,26 %</text:p>
          </table:table-cell>
          <table:table-cell table:style-name="ce1" office:value-type="percentage" office:value="0.402" calcext:value-type="percentage">
            <text:p>40,20 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snummer</text:p>
          </table:table-cell>
          <table:table-cell table:style-name="ce1" office:value-type="percentage" office:value="0.4732" calcext:value-type="percentage">
            <text:p>47,32 %</text:p>
          </table:table-cell>
          <table:table-cell table:style-name="ce1" office:value-type="percentage" office:value="0.3723" calcext:value-type="percentage">
            <text:p>37,23 %</text:p>
          </table:table-cell>
          <table:table-cell table:style-name="ce1" office:value-type="percentage" office:value="0.3434" calcext:value-type="percentage">
            <text:p>34,34 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ückgabewert 0</text:p>
          </table:table-cell>
          <table:table-cell table:style-name="ce1" office:value-type="percentage" office:value="0.4262" calcext:value-type="percentage">
            <text:p>42,62 %</text:p>
          </table:table-cell>
          <table:table-cell table:style-name="ce1" office:value-type="percentage" office:value="0.1514" calcext:value-type="percentage">
            <text:p>15,14 %</text:p>
          </table:table-cell>
          <table:table-cell table:style-name="ce1" office:value-type="percentage" office:value="0.1317" calcext:value-type="percentage">
            <text:p>13,17 %</text:p>
          </table:table-cell>
          <table:table-cell table:number-columns-repeated="10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4" table:number-rows-spanned="1">
            <text:p>Infos zu gescheiterten Emulatione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help</text:p>
          </table:table-cell>
          <table:table-cell office:value-type="string" calcext:value-type="string">
            <text:p>--version</text:p>
          </table:table-cell>
          <table:table-cell office:value-type="string" calcext:value-type="string">
            <text:p>-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lfeseite</text:p>
          </table:table-cell>
          <table:table-cell table:style-name="ce1" office:value-type="percentage" office:value="0.0494" calcext:value-type="percentage">
            <text:p>4,94 %</text:p>
          </table:table-cell>
          <table:table-cell table:style-name="ce1" office:value-type="percentage" office:value="0.0451" calcext:value-type="percentage">
            <text:p>4,51 %</text:p>
          </table:table-cell>
          <table:table-cell table:style-name="ce1" office:value-type="percentage" office:value="0.0507" calcext:value-type="percentage">
            <text:p>5,07 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snummer</text:p>
          </table:table-cell>
          <table:table-cell table:style-name="ce1" office:value-type="percentage" office:value="0.007" calcext:value-type="percentage">
            <text:p>0,70 %</text:p>
          </table:table-cell>
          <table:table-cell table:style-name="ce1" office:value-type="percentage" office:value="0.0148" calcext:value-type="percentage">
            <text:p>1,48 %</text:p>
          </table:table-cell>
          <table:table-cell table:style-name="ce1" office:value-type="percentage" office:value="0.0062" calcext:value-type="percentage">
            <text:p>0,62 %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"/>
        </table:table-row>
        <table:table-row table:style-name="ro1" table:number-rows-repeated="30"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2" table:number-rows-spanned="1">
            <text:p>Fehler help</text:p>
          </table:table-cell>
          <table:covered-table-cell/>
          <table:table-cell table:number-columns-repeated="12"/>
        </table:table-row>
        <table:table-row table:style-name="ro1">
          <table:table-cell/>
          <table:table-cell office:value-type="string" calcext:value-type="string">
            <text:p>Fehler</text:p>
          </table:table-cell>
          <table:table-cell office:value-type="string" calcext:value-type="string">
            <text:p>Anzahl </text:p>
          </table:table-cell>
          <table:table-cell office:value-type="string" calcext:value-type="string">
            <text:p>Proze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read</text:p>
          </table:table-cell>
          <table:table-cell office:value-type="float" office:value="5796" calcext:value-type="float">
            <text:p>5796</text:p>
          </table:table-cell>
          <table:table-cell table:style-name="ce1" office:value-type="percentage" office:value="0.3019" calcext:value-type="percentage">
            <text:p>30,19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ErrorCoreHook</text:p>
          </table:table-cell>
          <table:table-cell office:value-type="float" office:value="5756" calcext:value-type="float">
            <text:p>5756</text:p>
          </table:table-cell>
          <table:table-cell table:style-name="ce1" office:value-type="percentage" office:value="0.2998" calcext:value-type="percentage">
            <text:p>29,98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fetch </text:p>
          </table:table-cell>
          <table:table-cell office:value-type="float" office:value="2393" calcext:value-type="float">
            <text:p>2393</text:p>
          </table:table-cell>
          <table:table-cell table:style-name="ce1" office:value-type="percentage" office:value="0.1246" calcext:value-type="percentage">
            <text:p>12,46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r_thread</text:p>
          </table:table-cell>
          <table:table-cell office:value-type="float" office:value="2353" calcext:value-type="float">
            <text:p>2353</text:p>
          </table:table-cell>
          <table:table-cell table:style-name="ce1" office:value-type="percentage" office:value="0.1225" calcext:value-type="percentage">
            <text:p>12,25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yscall not implemented</text:p>
          </table:table-cell>
          <table:table-cell office:value-type="float" office:value="1563" calcext:value-type="float">
            <text:p>1563</text:p>
          </table:table-cell>
          <table:table-cell table:style-name="ce1" office:value-type="percentage" office:value="0.0814" calcext:value-type="percentage">
            <text:p>8,14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ErrorFileNotFound</text:p>
          </table:table-cell>
          <table:table-cell office:value-type="float" office:value="506" calcext:value-type="float">
            <text:p>506</text:p>
          </table:table-cell>
          <table:table-cell table:style-name="ce1" office:value-type="percentage" office:value="0.0264" calcext:value-type="percentage">
            <text:p>2,64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write</text:p>
          </table:table-cell>
          <table:table-cell office:value-type="float" office:value="420" calcext:value-type="float">
            <text:p>420</text:p>
          </table:table-cell>
          <table:table-cell table:style-name="ce1" office:value-type="percentage" office:value="0.0219" calcext:value-type="percentage">
            <text:p>2,19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MemoryMappedError</text:p>
          </table:table-cell>
          <table:table-cell office:value-type="float" office:value="248" calcext:value-type="float">
            <text:p>248</text:p>
          </table:table-cell>
          <table:table-cell table:style-name="ce1" office:value-type="percentage" office:value="0.0129" calcext:value-type="percentage">
            <text:p>1,29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rite to write-protected memory</text:p>
          </table:table-cell>
          <table:table-cell office:value-type="float" office:value="103" calcext:value-type="float">
            <text:p>103</text:p>
          </table:table-cell>
          <table:table-cell table:style-name="ce1" office:value-type="percentage" office:value="0.0054" calcext:value-type="percentage">
            <text:p>0,54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d from unaligned memory</text:p>
          </table:table-cell>
          <table:table-cell office:value-type="float" office:value="45" calcext:value-type="float">
            <text:p>45</text:p>
          </table:table-cell>
          <table:table-cell table:style-name="ce1" office:value-type="percentage" office:value="0.0023" calcext:value-type="percentage">
            <text:p>0,23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tch from non-executeable memory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0009" calcext:value-type="percentage">
            <text:p>0,09 %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Fehler version</text:p>
          </table:table-cell>
          <table:table-cell office:value-type="string" calcext:value-type="string">
            <text:p>Anzahl </text:p>
          </table:table-cell>
          <table:table-cell office:value-type="string" calcext:value-type="string">
            <text:p>Proze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ErrorCoreHook</text:p>
          </table:table-cell>
          <table:table-cell office:value-type="float" office:value="6676" calcext:value-type="float">
            <text:p>6676</text:p>
          </table:table-cell>
          <table:table-cell table:style-name="ce1" office:value-type="percentage" office:value="0.3667" calcext:value-type="percentage">
            <text:p>36,67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read</text:p>
          </table:table-cell>
          <table:table-cell office:value-type="float" office:value="4700" calcext:value-type="float">
            <text:p>4700</text:p>
          </table:table-cell>
          <table:table-cell table:style-name="ce1" office:value-type="percentage" office:value="0.2582" calcext:value-type="percentage">
            <text:p>25,82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r_thread</text:p>
          </table:table-cell>
          <table:table-cell office:value-type="float" office:value="2353" calcext:value-type="float">
            <text:p>2353</text:p>
          </table:table-cell>
          <table:table-cell table:style-name="ce1" office:value-type="percentage" office:value="0.1292" calcext:value-type="percentage">
            <text:p>12,92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yscall not implemented</text:p>
          </table:table-cell>
          <table:table-cell office:value-type="float" office:value="1881" calcext:value-type="float">
            <text:p>1881</text:p>
          </table:table-cell>
          <table:table-cell table:style-name="ce1" office:value-type="percentage" office:value="0.1033" calcext:value-type="percentage">
            <text:p>10,33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fetch </text:p>
          </table:table-cell>
          <table:table-cell office:value-type="float" office:value="1058" calcext:value-type="float">
            <text:p>1058</text:p>
          </table:table-cell>
          <table:table-cell table:style-name="ce1" office:value-type="percentage" office:value="0.0581" calcext:value-type="percentage">
            <text:p>5,81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write</text:p>
          </table:table-cell>
          <table:table-cell office:value-type="float" office:value="563" calcext:value-type="float">
            <text:p>563</text:p>
          </table:table-cell>
          <table:table-cell table:style-name="ce1" office:value-type="percentage" office:value="0.0309" calcext:value-type="percentage">
            <text:p>3,09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ErrorFileNotFound</text:p>
          </table:table-cell>
          <table:table-cell office:value-type="float" office:value="506" calcext:value-type="float">
            <text:p>506</text:p>
          </table:table-cell>
          <table:table-cell table:style-name="ce1" office:value-type="percentage" office:value="0.0278" calcext:value-type="percentage">
            <text:p>2,78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MemoryMappedError</text:p>
          </table:table-cell>
          <table:table-cell office:value-type="float" office:value="248" calcext:value-type="float">
            <text:p>248</text:p>
          </table:table-cell>
          <table:table-cell table:style-name="ce1" office:value-type="percentage" office:value="0.0136" calcext:value-type="percentage">
            <text:p>1,36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rite to write-protected memory</text:p>
          </table:table-cell>
          <table:table-cell office:value-type="float" office:value="133" calcext:value-type="float">
            <text:p>133</text:p>
          </table:table-cell>
          <table:table-cell table:style-name="ce1" office:value-type="percentage" office:value="0.0073" calcext:value-type="percentage">
            <text:p>0,73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d from unaligned memory</text:p>
          </table:table-cell>
          <table:table-cell office:value-type="float" office:value="59" calcext:value-type="float">
            <text:p>59</text:p>
          </table:table-cell>
          <table:table-cell table:style-name="ce1" office:value-type="percentage" office:value="0.0032" calcext:value-type="percentage">
            <text:p>0,32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tch from non-executeable memory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001" calcext:value-type="percentage">
            <text:p>0,10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tch from unaligned memory</text:p>
          </table:table-cell>
          <table:table-cell office:value-type="float" office:value="11" calcext:value-type="float">
            <text:p>11</text:p>
          </table:table-cell>
          <table:table-cell table:style-name="ce1" office:value-type="percentage" office:value="0.0006" calcext:value-type="percentage">
            <text:p>0,06 %</text:p>
          </table:table-cell>
          <table:table-cell table:number-columns-repeated="11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/>
          <table:table-cell office:value-type="string" calcext:value-type="string">
            <text:p>Fehler questionmark</text:p>
          </table:table-cell>
          <table:table-cell office:value-type="string" calcext:value-type="string">
            <text:p>Anzahl </text:p>
          </table:table-cell>
          <table:table-cell office:value-type="string" calcext:value-type="string">
            <text:p>Proze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ErrorCoreHook</text:p>
          </table:table-cell>
          <table:table-cell office:value-type="float" office:value="6723" calcext:value-type="float">
            <text:p>6723</text:p>
          </table:table-cell>
          <table:table-cell table:style-name="ce1" office:value-type="percentage" office:value="0.3686" calcext:value-type="percentage">
            <text:p>36,86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read</text:p>
          </table:table-cell>
          <table:table-cell office:value-type="float" office:value="4736" calcext:value-type="float">
            <text:p>4736</text:p>
          </table:table-cell>
          <table:table-cell table:style-name="ce1" office:value-type="percentage" office:value="0.2596" calcext:value-type="percentage">
            <text:p>25,96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r_thread</text:p>
          </table:table-cell>
          <table:table-cell office:value-type="float" office:value="2353" calcext:value-type="float">
            <text:p>2353</text:p>
          </table:table-cell>
          <table:table-cell table:style-name="ce1" office:value-type="percentage" office:value="0.129" calcext:value-type="percentage">
            <text:p>12,90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yscall not implemented</text:p>
          </table:table-cell>
          <table:table-cell office:value-type="float" office:value="1803" calcext:value-type="float">
            <text:p>1803</text:p>
          </table:table-cell>
          <table:table-cell table:style-name="ce1" office:value-type="percentage" office:value="0.0988" calcext:value-type="percentage">
            <text:p>9,88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fetch </text:p>
          </table:table-cell>
          <table:table-cell office:value-type="float" office:value="1097" calcext:value-type="float">
            <text:p>1097</text:p>
          </table:table-cell>
          <table:table-cell table:style-name="ce1" office:value-type="percentage" office:value="0.0601" calcext:value-type="percentage">
            <text:p>6,01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alid memory write</text:p>
          </table:table-cell>
          <table:table-cell office:value-type="float" office:value="558" calcext:value-type="float">
            <text:p>558</text:p>
          </table:table-cell>
          <table:table-cell table:style-name="ce1" office:value-type="percentage" office:value="0.0306" calcext:value-type="percentage">
            <text:p>3,06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ErrorFileNotFound</text:p>
          </table:table-cell>
          <table:table-cell office:value-type="float" office:value="506" calcext:value-type="float">
            <text:p>506</text:p>
          </table:table-cell>
          <table:table-cell table:style-name="ce1" office:value-type="percentage" office:value="0.0277" calcext:value-type="percentage">
            <text:p>2,77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lMemoryMappedError</text:p>
          </table:table-cell>
          <table:table-cell office:value-type="float" office:value="248" calcext:value-type="float">
            <text:p>248</text:p>
          </table:table-cell>
          <table:table-cell table:style-name="ce1" office:value-type="percentage" office:value="0.0136" calcext:value-type="percentage">
            <text:p>1,36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rite to write-protected memory</text:p>
          </table:table-cell>
          <table:table-cell office:value-type="float" office:value="133" calcext:value-type="float">
            <text:p>133</text:p>
          </table:table-cell>
          <table:table-cell table:style-name="ce1" office:value-type="percentage" office:value="0.0073" calcext:value-type="percentage">
            <text:p>0,73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d from unaligned memory</text:p>
          </table:table-cell>
          <table:table-cell office:value-type="float" office:value="55" calcext:value-type="float">
            <text:p>55</text:p>
          </table:table-cell>
          <table:table-cell table:style-name="ce1" office:value-type="percentage" office:value="0.003" calcext:value-type="percentage">
            <text:p>0,30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tch from non-executeable memory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001" calcext:value-type="percentage">
            <text:p>0,10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tch from unaligned memory</text:p>
          </table:table-cell>
          <table:table-cell office:value-type="float" office:value="11" calcext:value-type="float">
            <text:p>11</text:p>
          </table:table-cell>
          <table:table-cell table:style-name="ce1" office:value-type="percentage" office:value="0.0006" calcext:value-type="percentage">
            <text:p>0,06 %</text:p>
          </table:table-cell>
          <table:table-cell table:number-columns-repeated="11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/>
          <table:table-cell office:value-type="string" calcext:value-type="string">
            <text:p>Anteile an busybox und uclib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Clibc</text:p>
          </table:table-cell>
          <table:table-cell table:style-name="ce1" office:value-type="percentage" office:value="0.3654" calcext:value-type="percentage">
            <text:p>36,54 %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usybox</text:p>
          </table:table-cell>
          <table:table-cell table:style-name="ce1" office:value-type="percentage" office:value="0.4781" calcext:value-type="percentage">
            <text:p>47,81 %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table:style-name="ce1" office:value-type="percentage" office:value="0.1565" calcext:value-type="percentage">
            <text:p>15,65 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currency-style style:name="N14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.00.0000</text:date>, <text:time style:data-style-name="N2" text:time-value="17:30:13.9904707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2:43:58.546656955</meta:creation-date>
    <dc:date>2021-11-30T17:57:43.528127500</dc:date>
    <meta:editing-duration>PT15H6M48S</meta:editing-duration>
    <meta:editing-cycles>12</meta:editing-cycles>
    <meta:generator>LibreOffice/6.4.7.2$Linux_X86_64 LibreOffice_project/40$Build-2</meta:generator>
    <meta:document-statistic meta:table-count="1" meta:cell-count="177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3cm" svg:height="12.545cm" xlink:href=".." xlink:type="simple" chart:class="chart:bar" chart:style-name="ch1">
        <chart:legend chart:legend-position="end" svg:x="20.225cm" svg:y="5.475cm" style:legend-expansion="high" chart:style-name="ch2"/>
        <chart:plot-area chart:style-name="ch3" table:cell-range-address="Tabelle1.B3:Tabelle1.E5" chart:data-source-has-labels="both" svg:x="0.446cm" svg:y="0.25cm" svg:width="19.333cm" svg:height="12.045cm">
          <chartooo:coordinate-region svg:x="1.676cm" svg:y="0.449cm" svg:width="18.103cm" svg:height="11.199cm"/>
          <chart:axis chart:dimension="x" chart:name="primary-x" chart:style-name="ch4" chartooo:axis-type="auto">
            <chartooo:date-scale/>
            <chart:categories table:cell-range-address="Tabelle1.B4:Tabelle1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4:Tabelle1.C5" chart:label-cell-address="Tabelle1.C3:Tabelle1.C3" chart:class="chart:bar">
            <chart:data-point chart:repeated="2"/>
          </chart:series>
          <chart:series chart:style-name="ch8" chart:values-cell-range-address="Tabelle1.D4:Tabelle1.D5" chart:label-cell-address="Tabelle1.D3:Tabelle1.D3" chart:class="chart:bar">
            <chart:data-point chart:repeated="2"/>
          </chart:series>
          <chart:series chart:style-name="ch9" chart:values-cell-range-address="Tabelle1.E4:Tabelle1.E5" chart:label-cell-address="Tabelle1.E3:Tabelle1.E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-help</text:p>
                <draw:g>
                  <svg:desc>Tabelle1.C3:Tabelle1.C3</svg:desc>
                </draw:g>
              </table:table-cell>
              <table:table-cell office:value-type="string">
                <text:p>--version</text:p>
                <draw:g>
                  <svg:desc>Tabelle1.D3:Tabelle1.D3</svg:desc>
                </draw:g>
              </table:table-cell>
              <table:table-cell office:value-type="string">
                <text:p>-?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lfeseite</text:p>
                <draw:g>
                  <svg:desc>Tabelle1.B4:Tabelle1.B5</svg:desc>
                </draw:g>
              </table:table-cell>
              <table:table-cell office:value-type="float" office:value="0.278">
                <text:p>0.278</text:p>
                <draw:g>
                  <svg:desc>Tabelle1.C4:Tabelle1.C5</svg:desc>
                </draw:g>
              </table:table-cell>
              <table:table-cell office:value-type="float" office:value="0.1998">
                <text:p>0.1998</text:p>
                <draw:g>
                  <svg:desc>Tabelle1.D4:Tabelle1.D5</svg:desc>
                </draw:g>
              </table:table-cell>
              <table:table-cell office:value-type="float" office:value="0.2163">
                <text:p>0.2163</text:p>
                <draw:g>
                  <svg:desc>Tabelle1.E4:Tabelle1.E5</svg:desc>
                </draw:g>
              </table:table-cell>
            </table:table-row>
            <table:table-row>
              <table:table-cell office:value-type="string">
                <text:p>Versionsnummer</text:p>
              </table:table-cell>
              <table:table-cell office:value-type="float" office:value="0.2138">
                <text:p>0.2138</text:p>
              </table:table-cell>
              <table:table-cell office:value-type="float" office:value="0.1837">
                <text:p>0.1837</text:p>
              </table:table-cell>
              <table:table-cell office:value-type="float" office:value="0.1652">
                <text:p>0.1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angle-offset="139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2pt" style:font-size-asian="10pt" style:font-size-complex="10pt"/>
    </style:style>
    <style:style style:name="ch8" style:family="chart">
      <style:chart-properties chart:solid-type="cuboid"/>
      <style:graphic-properties draw:fill-color="#81d41a"/>
    </style:style>
    <style:style style:name="ch9" style:family="chart">
      <style:chart-properties chart:solid-type="cuboid"/>
      <style:graphic-properties draw:fill-color="#5983b0"/>
    </style:style>
    <style:style style:name="ch10" style:family="chart">
      <style:chart-properties chart:solid-type="cuboid"/>
      <style:graphic-properties draw:fill-color="#99999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bottom" svg:x="5.395cm" svg:y="8.348cm" style:legend-expansion="wide" chart:style-name="ch2"/>
        <chart:plot-area chart:style-name="ch3" table:cell-range-address="Tabelle1.B182:Tabelle1.C184" chart:data-source-has-labels="column" svg:x="0.32cm" svg:y="0.18cm" svg:width="15.36cm" svg:height="7.804cm">
          <chartooo:coordinate-region svg:x="4.069cm" svg:y="0.181cm" svg:width="7.803cm" svg:height="7.803cm"/>
          <chart:axis chart:dimension="x" chart:name="primary-x" chart:style-name="ch4" chartooo:axis-type="auto">
            <chartooo:date-scale/>
            <chart:categories table:cell-range-address="Tabelle1.B182:Tabelle1.B1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82:Tabelle1.C18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uClibc</text:p>
                <draw:g>
                  <svg:desc>Tabelle1.B182:Tabelle1.B184</svg:desc>
                </draw:g>
              </table:table-cell>
              <table:table-cell office:value-type="float" office:value="0.3654">
                <text:p>0.3654</text:p>
                <draw:g>
                  <svg:desc>Tabelle1.C182:Tabelle1.C184</svg:desc>
                </draw:g>
              </table:table-cell>
            </table:table-row>
            <table:table-row>
              <table:table-cell office:value-type="string">
                <text:p>Busybox</text:p>
              </table:table-cell>
              <table:table-cell office:value-type="float" office:value="0.4781">
                <text:p>0.4781</text:p>
              </table:table-cell>
            </table:table-row>
            <table:table-row>
              <table:table-cell office:value-type="string">
                <text:p>Rest</text:p>
              </table:table-cell>
              <table:table-cell office:value-type="float" office:value="0.1565">
                <text:p>0.15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link-data-style-to-source="false" chart:data-label-number="value" chart:data-label-text="false" chart:data-label-symbol="false" chart:label-position="center"/>
      <style:graphic-properties draw:fill-color="#ff0000"/>
      <style:text-properties fo:color="#ffffff" fo:font-size="12pt"/>
    </style:style>
    <style:style style:name="ch10" style:family="chart">
      <style:chart-properties chart:solid-type="cuboid" chart:link-data-style-to-source="false" chart:data-label-number="value" chart:data-label-text="false" chart:data-label-symbol="false" chart:label-position="center"/>
      <style:graphic-properties draw:fill-color="#00a933"/>
      <style:text-properties fo:color="#ffffff" fo:font-size="1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01cm" svg:height="9cm" xlink:href=".." xlink:type="simple" chart:class="chart:circle" chart:style-name="ch1">
        <chart:title svg:x="2.592cm" svg:y="0.316cm" chart:style-name="ch2">
          <text:p>Flag: --help</text:p>
        </chart:title>
        <chart:legend chart:legend-position="bottom" svg:x="1.548cm" svg:y="8.401cm" style:legend-expansion="wide" chart:style-name="ch3"/>
        <chart:plot-area chart:style-name="ch4" table:cell-range-address="Tabelle1.H4:Tabelle1.I5" chart:data-source-has-labels="column" svg:x="0.152cm" svg:y="1.275cm" svg:width="7.297cm" svg:height="6.762cm">
          <chartooo:coordinate-region svg:x="0.42cm" svg:y="1.276cm" svg:width="6.761cm" svg:height="6.761cm"/>
          <chart:axis chart:dimension="x" chart:name="primary-x" chart:style-name="ch5" chartooo:axis-type="auto">
            <chartooo:date-scale/>
            <chart:categories table:cell-range-address="Tabelle1.H4:Tabelle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I4:Tabelle1.I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Gescheitert</text:p>
                <draw:g>
                  <svg:desc>Tabelle1.H4:Tabelle1.H5</svg:desc>
                </draw:g>
              </table:table-cell>
              <table:table-cell office:value-type="float" office:value="0.5565">
                <text:p>0.5565</text:p>
                <draw:g>
                  <svg:desc>Tabelle1.I4:Tabelle1.I5</svg:desc>
                </draw:g>
              </table:table-cell>
            </table:table-row>
            <table:table-row>
              <table:table-cell office:value-type="string">
                <text:p>Erfolgreich</text:p>
              </table:table-cell>
              <table:table-cell office:value-type="float" office:value="0.4435">
                <text:p>0.4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link-data-style-to-source="false" chart:data-label-number="value" chart:data-label-text="false" chart:data-label-symbol="false" chart:label-position="center"/>
      <style:graphic-properties draw:fill-color="#ff0000"/>
      <style:text-properties fo:color="#ffffff" fo:font-size="12pt"/>
    </style:style>
    <style:style style:name="ch10" style:family="chart">
      <style:chart-properties chart:solid-type="cuboid" chart:link-data-style-to-source="false" chart:data-label-number="value" chart:data-label-text="false" chart:data-label-symbol="false" chart:label-position="center"/>
      <style:graphic-properties draw:fill-color="#00a933"/>
      <style:text-properties fo:color="#ffffff" fo:font-size="1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01cm" svg:height="9cm" xlink:href=".." xlink:type="simple" chart:class="chart:circle" chart:style-name="ch1">
        <chart:title svg:x="2.275cm" svg:y="0.316cm" chart:style-name="ch2">
          <text:p>Flag: --version</text:p>
        </chart:title>
        <chart:legend chart:legend-position="bottom" svg:x="1.548cm" svg:y="8.401cm" style:legend-expansion="wide" chart:style-name="ch3"/>
        <chart:plot-area chart:style-name="ch4" table:cell-range-address="Tabelle1.H4:Tabelle1.H5 Tabelle1.L4:Tabelle1.L5" chart:data-source-has-labels="column" svg:x="0.152cm" svg:y="1.275cm" svg:width="7.297cm" svg:height="6.762cm">
          <chartooo:coordinate-region svg:x="0.42cm" svg:y="1.276cm" svg:width="6.761cm" svg:height="6.761cm"/>
          <chart:axis chart:dimension="x" chart:name="primary-x" chart:style-name="ch5" chartooo:axis-type="auto">
            <chartooo:date-scale/>
            <chart:categories table:cell-range-address="Tabelle1.H4:Tabelle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4:Tabelle1.L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Gescheitert</text:p>
                <draw:g>
                  <svg:desc>Tabelle1.H4:Tabelle1.H5</svg:desc>
                </draw:g>
              </table:table-cell>
              <table:table-cell office:value-type="float" office:value="0.5276">
                <text:p>0.5276</text:p>
                <draw:g>
                  <svg:desc>Tabelle1.L4:Tabelle1.L5</svg:desc>
                </draw:g>
              </table:table-cell>
            </table:table-row>
            <table:table-row>
              <table:table-cell office:value-type="string">
                <text:p>Erfolgreich</text:p>
              </table:table-cell>
              <table:table-cell office:value-type="float" office:value="0.4724">
                <text:p>0.47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link-data-style-to-source="false" chart:data-label-number="value" chart:data-label-text="false" chart:data-label-symbol="false" chart:label-position="center"/>
      <style:graphic-properties draw:fill-color="#ff0000"/>
      <style:text-properties fo:color="#ffffff" fo:font-size="12pt"/>
    </style:style>
    <style:style style:name="ch10" style:family="chart">
      <style:chart-properties chart:solid-type="cuboid" chart:link-data-style-to-source="false" chart:data-label-number="value" chart:data-label-text="false" chart:data-label-symbol="false" chart:label-position="center"/>
      <style:graphic-properties draw:fill-color="#00a933"/>
      <style:text-properties fo:color="#ffffff" fo:font-size="1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01cm" svg:height="9cm" xlink:href=".." xlink:type="simple" chart:class="chart:circle" chart:style-name="ch1">
        <chart:title svg:x="2.963cm" svg:y="0.316cm" chart:style-name="ch2">
          <text:p>Flag: -?</text:p>
        </chart:title>
        <chart:legend chart:legend-position="bottom" svg:x="1.548cm" svg:y="8.401cm" style:legend-expansion="wide" chart:style-name="ch3"/>
        <chart:plot-area chart:style-name="ch4" table:cell-range-address="Tabelle1.H4:Tabelle1.H5 Tabelle1.O4:Tabelle1.O5" chart:data-source-has-labels="column" svg:x="0.152cm" svg:y="1.275cm" svg:width="7.297cm" svg:height="6.762cm">
          <chartooo:coordinate-region svg:x="0.42cm" svg:y="1.276cm" svg:width="6.761cm" svg:height="6.761cm"/>
          <chart:axis chart:dimension="x" chart:name="primary-x" chart:style-name="ch5" chartooo:axis-type="auto">
            <chartooo:date-scale/>
            <chart:categories table:cell-range-address="Tabelle1.H4:Tabelle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O4:Tabelle1.O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</table:table-row>
          </table:table-header-rows>
          <table:table-rows>
            <table:table-row>
              <table:table-cell office:value-type="string">
                <text:p>Gescheitert</text:p>
                <draw:g>
                  <svg:desc>Tabelle1.H4:Tabelle1.H5</svg:desc>
                </draw:g>
              </table:table-cell>
              <table:table-cell office:value-type="float" office:value="0.5287">
                <text:p>0.5287</text:p>
                <draw:g>
                  <svg:desc>Tabelle1.O4:Tabelle1.O5</svg:desc>
                </draw:g>
              </table:table-cell>
            </table:table-row>
            <table:table-row>
              <table:table-cell office:value-type="string">
                <text:p>Erfolgreich</text:p>
              </table:table-cell>
              <table:table-cell office:value-type="float" office:value="0.4713">
                <text:p>0.47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1cm" svg:height="12.541cm" xlink:href=".." xlink:type="simple" chart:class="chart:bar" chart:style-name="ch1">
        <chart:legend chart:legend-position="end" svg:x="20.223cm" svg:y="5.473cm" style:legend-expansion="high" chart:style-name="ch2"/>
        <chart:plot-area chart:style-name="ch3" table:cell-range-address="Tabelle1.B45:Tabelle1.E48" chart:data-source-has-labels="both" svg:x="0.446cm" svg:y="0.25cm" svg:width="19.331cm" svg:height="12.041cm">
          <chartooo:coordinate-region svg:x="1.649cm" svg:y="0.449cm" svg:width="18.101cm" svg:height="11.195cm"/>
          <chart:axis chart:dimension="x" chart:name="primary-x" chart:style-name="ch4" chartooo:axis-type="auto">
            <chartooo:date-scale/>
            <chart:categories table:cell-range-address="Tabelle1.B46:Tabelle1.B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46:Tabelle1.C48" chart:label-cell-address="Tabelle1.C45:Tabelle1.C45" chart:class="chart:bar">
            <chart:data-point chart:repeated="3"/>
          </chart:series>
          <chart:series chart:style-name="ch8" chart:values-cell-range-address="Tabelle1.D46:Tabelle1.D48" chart:label-cell-address="Tabelle1.D45:Tabelle1.D45" chart:class="chart:bar">
            <chart:data-point chart:repeated="3"/>
          </chart:series>
          <chart:series chart:style-name="ch9" chart:values-cell-range-address="Tabelle1.E46:Tabelle1.E48" chart:label-cell-address="Tabelle1.E45:Tabelle1.E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-help</text:p>
                <draw:g>
                  <svg:desc>Tabelle1.C45:Tabelle1.C45</svg:desc>
                </draw:g>
              </table:table-cell>
              <table:table-cell office:value-type="string">
                <text:p>--version</text:p>
                <draw:g>
                  <svg:desc>Tabelle1.D45:Tabelle1.D45</svg:desc>
                </draw:g>
              </table:table-cell>
              <table:table-cell office:value-type="string">
                <text:p>-?</text:p>
                <draw:g>
                  <svg:desc>Tabelle1.E45:Tabelle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lfeseite</text:p>
                <draw:g>
                  <svg:desc>Tabelle1.B46:Tabelle1.B48</svg:desc>
                </draw:g>
              </table:table-cell>
              <table:table-cell office:value-type="float" office:value="0.5648">
                <text:p>0.5648</text:p>
                <draw:g>
                  <svg:desc>Tabelle1.C46:Tabelle1.C48</svg:desc>
                </draw:g>
              </table:table-cell>
              <table:table-cell office:value-type="float" office:value="0.3726">
                <text:p>0.3726</text:p>
                <draw:g>
                  <svg:desc>Tabelle1.D46:Tabelle1.D48</svg:desc>
                </draw:g>
              </table:table-cell>
              <table:table-cell office:value-type="float" office:value="0.402">
                <text:p>0.402</text:p>
                <draw:g>
                  <svg:desc>Tabelle1.E46:Tabelle1.E48</svg:desc>
                </draw:g>
              </table:table-cell>
            </table:table-row>
            <table:table-row>
              <table:table-cell office:value-type="string">
                <text:p>Versionsnummer</text:p>
              </table:table-cell>
              <table:table-cell office:value-type="float" office:value="0.4732">
                <text:p>0.4732</text:p>
              </table:table-cell>
              <table:table-cell office:value-type="float" office:value="0.3723">
                <text:p>0.3723</text:p>
              </table:table-cell>
              <table:table-cell office:value-type="float" office:value="0.3434">
                <text:p>0.3434</text:p>
              </table:table-cell>
            </table:table-row>
            <table:table-row>
              <table:table-cell office:value-type="string">
                <text:p>Rückgabewert 0</text:p>
              </table:table-cell>
              <table:table-cell office:value-type="float" office:value="0.4262">
                <text:p>0.4262</text:p>
              </table:table-cell>
              <table:table-cell office:value-type="float" office:value="0.1514">
                <text:p>0.1514</text:p>
              </table:table-cell>
              <table:table-cell office:value-type="float" office:value="0.1317">
                <text:p>0.1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1cm" svg:height="12.541cm" xlink:href=".." xlink:type="simple" chart:class="chart:bar" chart:style-name="ch1">
        <chart:legend chart:legend-position="end" svg:x="20.223cm" svg:y="5.473cm" style:legend-expansion="high" chart:style-name="ch2"/>
        <chart:plot-area chart:style-name="ch3" table:cell-range-address="Tabelle1.B69:Tabelle1.E71" chart:data-source-has-labels="both" svg:x="0.446cm" svg:y="0.25cm" svg:width="19.331cm" svg:height="12.041cm">
          <chartooo:coordinate-region svg:x="1.676cm" svg:y="0.449cm" svg:width="18.101cm" svg:height="11.195cm"/>
          <chart:axis chart:dimension="x" chart:name="primary-x" chart:style-name="ch4" chartooo:axis-type="auto">
            <chartooo:date-scale/>
            <chart:categories table:cell-range-address="Tabelle1.B70:Tabelle1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70:Tabelle1.C71" chart:label-cell-address="Tabelle1.C69:Tabelle1.C69" chart:class="chart:bar">
            <chart:data-point chart:repeated="2"/>
          </chart:series>
          <chart:series chart:style-name="ch8" chart:values-cell-range-address="Tabelle1.D70:Tabelle1.D71" chart:label-cell-address="Tabelle1.D69:Tabelle1.D69" chart:class="chart:bar">
            <chart:data-point chart:repeated="2"/>
          </chart:series>
          <chart:series chart:style-name="ch9" chart:values-cell-range-address="Tabelle1.E70:Tabelle1.E71" chart:label-cell-address="Tabelle1.E69:Tabelle1.E6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-help</text:p>
                <draw:g>
                  <svg:desc>Tabelle1.C69:Tabelle1.C69</svg:desc>
                </draw:g>
              </table:table-cell>
              <table:table-cell office:value-type="string">
                <text:p>--version</text:p>
                <draw:g>
                  <svg:desc>Tabelle1.D69:Tabelle1.D69</svg:desc>
                </draw:g>
              </table:table-cell>
              <table:table-cell office:value-type="string">
                <text:p>-?</text:p>
                <draw:g>
                  <svg:desc>Tabelle1.E69:Tabelle1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lfeseite</text:p>
                <draw:g>
                  <svg:desc>Tabelle1.B70:Tabelle1.B71</svg:desc>
                </draw:g>
              </table:table-cell>
              <table:table-cell office:value-type="float" office:value="0.0494">
                <text:p>0.0494</text:p>
                <draw:g>
                  <svg:desc>Tabelle1.C70:Tabelle1.C71</svg:desc>
                </draw:g>
              </table:table-cell>
              <table:table-cell office:value-type="float" office:value="0.0451">
                <text:p>0.0451</text:p>
                <draw:g>
                  <svg:desc>Tabelle1.D70:Tabelle1.D71</svg:desc>
                </draw:g>
              </table:table-cell>
              <table:table-cell office:value-type="float" office:value="0.0507">
                <text:p>0.0507</text:p>
                <draw:g>
                  <svg:desc>Tabelle1.E70:Tabelle1.E71</svg:desc>
                </draw:g>
              </table:table-cell>
            </table:table-row>
            <table:table-row>
              <table:table-cell office:value-type="string">
                <text:p>Versionsnummer</text:p>
              </table:table-cell>
              <table:table-cell office:value-type="float" office:value="0.007">
                <text:p>0.007</text:p>
              </table:table-cell>
              <table:table-cell office:value-type="float" office:value="0.0148">
                <text:p>0.0148</text:p>
              </table:table-cell>
              <table:table-cell office:value-type="float" office:value="0.0062">
                <text:p>0.00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12cm" svg:height="11.144cm" xlink:href=".." xlink:type="simple" chart:class="chart:bar" chart:style-name="ch1">
        <chart:title svg:x="8.619cm" svg:y="0.358cm" chart:style-name="ch2">
          <text:p>Flag: --help</text:p>
        </chart:title>
        <chart:plot-area chart:style-name="ch3" table:cell-range-address="Tabelle1.B105:Tabelle1.B115 Tabelle1.D105:Tabelle1.D115" chart:data-source-has-labels="column" svg:x="0.396cm" svg:y="1.359cm" svg:width="19.02cm" svg:height="9.563cm">
          <chartooo:coordinate-region svg:x="1.94cm" svg:y="1.359cm" svg:width="17.476cm" svg:height="4.848cm"/>
          <chart:axis chart:dimension="x" chart:name="primary-x" chart:style-name="ch4" chartooo:axis-type="auto">
            <chartooo:date-scale/>
            <chart:categories table:cell-range-address="Tabelle1.B105:Tabelle1.B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105:Tabelle1.D115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Invalid memory read</text:p>
                <draw:g>
                  <svg:desc>Tabelle1.B105:Tabelle1.B115</svg:desc>
                </draw:g>
              </table:table-cell>
              <table:table-cell office:value-type="float" office:value="0.3019">
                <text:p>0.3019</text:p>
                <draw:g>
                  <svg:desc>Tabelle1.D105:Tabelle1.D115</svg:desc>
                </draw:g>
              </table:table-cell>
            </table:table-row>
            <table:table-row>
              <table:table-cell office:value-type="string">
                <text:p>QlErrorCoreHook</text:p>
              </table:table-cell>
              <table:table-cell office:value-type="float" office:value="0.2998">
                <text:p>0.2998</text:p>
              </table:table-cell>
            </table:table-row>
            <table:table-row>
              <table:table-cell office:value-type="string">
                <text:p>Invalid memory fetch </text:p>
              </table:table-cell>
              <table:table-cell office:value-type="float" office:value="0.1246">
                <text:p>0.1246</text:p>
              </table:table-cell>
            </table:table-row>
            <table:table-row>
              <table:table-cell office:value-type="string">
                <text:p>cur_thread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Syscall not implemented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QlErrorFileNotFound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Invalid memory write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QlMemoryMappedError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Write to write-protected memory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Read from unaligned memory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Fetch from non-executeable memory</text:p>
              </table:table-cell>
              <table:table-cell office:value-type="float" office:value="0.0009">
                <text:p>0.00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11cm" svg:height="11.141cm" xlink:href=".." xlink:type="simple" chart:class="chart:bar" chart:style-name="ch1">
        <chart:title svg:x="8.287cm" svg:y="0.358cm" chart:style-name="ch2">
          <text:p>Flag: --version</text:p>
        </chart:title>
        <chart:plot-area chart:style-name="ch3" table:cell-range-address="Tabelle1.B127:Tabelle1.B138 Tabelle1.D127:Tabelle1.D138" chart:data-source-has-labels="column" svg:x="0.396cm" svg:y="1.359cm" svg:width="19.019cm" svg:height="9.56cm">
          <chartooo:coordinate-region svg:x="1.626cm" svg:y="1.359cm" svg:width="17.789cm" svg:height="4.845cm"/>
          <chart:axis chart:dimension="x" chart:name="primary-x" chart:style-name="ch4" chartooo:axis-type="auto">
            <chartooo:date-scale/>
            <chart:categories table:cell-range-address="Tabelle1.B127:Tabelle1.B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127:Tabelle1.D138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QlErrorCoreHook</text:p>
                <draw:g>
                  <svg:desc>Tabelle1.B127:Tabelle1.B138</svg:desc>
                </draw:g>
              </table:table-cell>
              <table:table-cell office:value-type="float" office:value="0.3667">
                <text:p>0.3667</text:p>
                <draw:g>
                  <svg:desc>Tabelle1.D127:Tabelle1.D138</svg:desc>
                </draw:g>
              </table:table-cell>
            </table:table-row>
            <table:table-row>
              <table:table-cell office:value-type="string">
                <text:p>Invalid memory read</text:p>
              </table:table-cell>
              <table:table-cell office:value-type="float" office:value="0.2582">
                <text:p>0.2582</text:p>
              </table:table-cell>
            </table:table-row>
            <table:table-row>
              <table:table-cell office:value-type="string">
                <text:p>cur_thread</text:p>
              </table:table-cell>
              <table:table-cell office:value-type="float" office:value="0.1292">
                <text:p>0.1292</text:p>
              </table:table-cell>
            </table:table-row>
            <table:table-row>
              <table:table-cell office:value-type="string">
                <text:p>Syscall not implemented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Invalid memory fetch </text:p>
              </table:table-cell>
              <table:table-cell office:value-type="float" office:value="0.0581">
                <text:p>0.0581</text:p>
              </table:table-cell>
            </table:table-row>
            <table:table-row>
              <table:table-cell office:value-type="string">
                <text:p>Invalid memory write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QlErrorFileNotFound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QlMemoryMappedError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Write to write-protected memory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Read from unaligned memory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Fetch from non-executeable memory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Fetch from unaligned memory</text:p>
              </table:table-cell>
              <table:table-cell office:value-type="float" office:value="0.0006">
                <text:p>0.00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11cm" svg:height="11.141cm" xlink:href=".." xlink:type="simple" chart:class="chart:bar" chart:style-name="ch1">
        <chart:title svg:x="9.015cm" svg:y="0.358cm" chart:style-name="ch2">
          <text:p>Flag: -?</text:p>
        </chart:title>
        <chart:plot-area chart:style-name="ch3" table:cell-range-address="Tabelle1.B154:Tabelle1.B165 Tabelle1.D154:Tabelle1.D165" chart:data-source-has-labels="column" svg:x="0.396cm" svg:y="1.359cm" svg:width="19.019cm" svg:height="9.56cm">
          <chartooo:coordinate-region svg:x="1.626cm" svg:y="1.359cm" svg:width="17.789cm" svg:height="4.845cm"/>
          <chart:axis chart:dimension="x" chart:name="primary-x" chart:style-name="ch4" chartooo:axis-type="auto">
            <chartooo:date-scale/>
            <chart:categories table:cell-range-address="Tabelle1.B154:Tabelle1.B1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154:Tabelle1.D16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QlErrorCoreHook</text:p>
                <draw:g>
                  <svg:desc>Tabelle1.B154:Tabelle1.B165</svg:desc>
                </draw:g>
              </table:table-cell>
              <table:table-cell office:value-type="float" office:value="0.3686">
                <text:p>0.3686</text:p>
                <draw:g>
                  <svg:desc>Tabelle1.D154:Tabelle1.D165</svg:desc>
                </draw:g>
              </table:table-cell>
            </table:table-row>
            <table:table-row>
              <table:table-cell office:value-type="string">
                <text:p>Invalid memory read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string">
                <text:p>cur_thread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Syscall not implemented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Invalid memory fetch 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string">
                <text:p>Invalid memory write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QlErrorFileNotFound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QlMemoryMappedError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Write to write-protected memory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Read from unaligned memory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Fetch from non-executeable memory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Fetch from unaligned memory</text:p>
              </table:table-cell>
              <table:table-cell office:value-type="float" office:value="0.0006">
                <text:p>0.00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